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da" table:style-name="ta1" table:print="false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Home of Middle-earth, the main worl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ace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Dwarves</text:p>
          </table:table-cell>
          <table:table-cell office:value-type="string">
            <text:p>Hobbits</text:p>
          </table:table-cell>
          <table:table-cell office:value-type="string">
            <text:p>Orcs</text:p>
          </table:table-cell>
          <table:table-cell office:value-type="string">
            <text:p>Trolls</text:p>
          </table:table-cell>
          <table:table-cell office:value-type="string">
            <text:p>Drago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lasses</text:p>
          </table:table-cell>
          <table:table-cell office:value-type="string">
            <text:p>Warriors</text:p>
          </table:table-cell>
          <table:table-cell office:value-type="string">
            <text:p>Mages</text:p>
          </table:table-cell>
          <table:table-cell office:value-type="string">
            <text:p>Archers</text:p>
          </table:table-cell>
          <table:table-cell office:value-type="string">
            <text:p>Rogues</text:p>
          </table:table-cell>
          <table:table-cell office:value-type="string">
            <text:p>Wilders</text:p>
          </table:table-cell>
          <table:table-cell office:value-type="string">
            <text:p>Corrupte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nhabita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ther notes</text:p>
          </table:table-cell>
          <table:table-cell table:number-columns-repeated="7"/>
        </table:table-row>
        <table:table-row table:style-name="ro1" table:number-rows-repeated="65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ypdrë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Home of the spider spiri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aces</text:p>
          </table:table-cell>
          <table:table-cell office:value-type="string">
            <text:p>Humans</text:p>
          </table:table-cell>
          <table:table-cell office:value-type="string">
            <text:p>Spi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lasses</text:p>
          </table:table-cell>
          <table:table-cell office:value-type="string">
            <text:p>Warrior</text:p>
          </table:table-cell>
          <table:table-cell office:value-type="string">
            <text:p>Arachnomanc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habitan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ther notes</text:p>
          </table:table-cell>
          <table:table-cell table:number-columns-repeated="2"/>
        </table:table-row>
        <table:table-row table:style-name="ro1" table:number-rows-repeated="655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haos" table:style-name="ta1" table:print="false">
        <table:table-column table:style-name="co1" table:default-cell-style-name="ce1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Rac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lass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Inhabita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Other notes</text:p>
          </table:table-cell>
        </table:table-row>
        <table:table-row table:style-name="ro1" table:number-rows-repeated="65526">
          <table:table-cell/>
        </table:table-row>
        <table:table-row table:style-name="ro1">
          <table:table-cell/>
        </table:table-row>
      </table:table>
      <table:table table:name="Celgalad" table:style-name="ta1" table:print="false">
        <table:table-column table:style-name="co1" table:default-cell-style-name="ce1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Rac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lass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Inhabita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Other notes</text:p>
          </table:table-cell>
        </table:table-row>
        <table:table-row table:style-name="ro1" table:number-rows-repeated="65526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4">04/09/2010</text:date>, <text:time>13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20:12:04</meta:creation-date>
    <dc:date>2010-09-04T13:17:54</dc:date>
    <meta:editing-duration>PT00H06M54S</meta:editing-duration>
    <meta:editing-cycles>3</meta:editing-cycles>
    <meta:generator>OpenOffice.org/3.2$Unix OpenOffice.org_project/320m12$Build-9483</meta:generator>
    <dc:creator>Dark God</dc:creator>
    <meta:document-statistic meta:table-count="4" meta:cell-count="39" meta:object-count="0"/>
  </office:meta>
</office:document-meta>
</file>